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On Rails Basic Game no. 3 GDD</text:p>
      <text:p text:style-name="Standard"/>
      <text:p text:style-name="Standard"/>
      <text:p text:style-name="Standard">Description of what the game is: </text:p>
      <text:p text:style-name="Standard"/>
      <text:p text:style-name="Standard"/>
      <text:p text:style-name="Standard"/>
      <text:p text:style-name="Standard">Any key resources taken from websites: </text:p>
      <text:p text:style-name="Standard"/>
      <text:p text:style-name="Standard"/>
      <text:p text:style-name="Standard"/>
      <text:p text:style-name="Standard">To Do List: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86cm" fo:margin-bottom="2.0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8/02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2-28T15:31:29.55</meta:creation-date>
    <dc:date>2018-02-28T17:12:30.11</dc:date>
    <dc:creator>Charlie Gracie</dc:creator>
    <meta:editing-duration>PT1H40M26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5" meta:word-count="26" meta:character-count="135"/>
  </office:meta>
</office:document-meta>
</file>